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703b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8">
        <text:h text:style-name="Heading_20_3" text:outline-level="3"><text:bookmark-start text:name="__RefHeading___Toc62904_1640206654"/><text:span text:style-name="T1">I</text:span>n einem Tab<text:bookmark-end text:name="__RefHeading___Toc62904_1640206654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3:39:34.51800000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5.0.4.2$Windows_x86 LibreOffice_project/2b9802c1994aa0b7dc6079e128979269cf95bc78</meta:generator>
  </office:meta>
</office:document-meta>
</file>